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fo:font-size="28pt" style:text-underline-style="solid" style:text-underline-width="auto" style:text-underline-color="font-color" officeooo:rsid="000d5b8b" officeooo:paragraph-rsid="0014d7ad" style:font-size-asian="28pt" style:font-size-complex="28pt"/>
    </style:style>
    <style:style style:name="P2" style:family="paragraph" style:parent-style-name="Preformatted_20_Text">
      <style:paragraph-properties fo:text-align="end" style:justify-single-word="false"/>
      <style:text-properties fo:font-size="28pt" officeooo:rsid="000d5b8b" officeooo:paragraph-rsid="0014d7ad" style:font-size-asian="28pt" style:font-size-complex="28pt"/>
    </style:style>
    <style:style style:name="P3" style:family="paragraph" style:parent-style-name="Preformatted_20_Text">
      <style:text-properties fo:font-size="54pt" officeooo:rsid="000d5b8b" officeooo:paragraph-rsid="0014d7ad" style:font-size-asian="54pt" style:font-size-complex="54pt"/>
    </style:style>
    <style:style style:name="P4" style:family="paragraph" style:parent-style-name="Preformatted_20_Text">
      <style:text-properties officeooo:rsid="000d5b8b" officeooo:paragraph-rsid="0014d7ad"/>
    </style:style>
    <style:style style:name="P5" style:family="paragraph" style:parent-style-name="Preformatted_20_Text">
      <style:text-properties fo:font-size="14pt" style:text-underline-style="none" officeooo:rsid="0014d7ad" officeooo:paragraph-rsid="0014d7ad" style:font-size-asian="12.25pt" style:font-size-complex="14pt"/>
    </style:style>
    <style:style style:name="P6" style:family="paragraph" style:parent-style-name="Preformatted_20_Text">
      <style:text-properties fo:font-size="14pt" style:text-underline-style="none" officeooo:rsid="0014d7ad" officeooo:paragraph-rsid="002a5fe3" style:font-size-asian="12.25pt" style:font-size-complex="14pt"/>
    </style:style>
    <style:style style:name="P7" style:family="paragraph" style:parent-style-name="Preformatted_20_Text">
      <style:text-properties fo:font-size="14pt" style:text-underline-style="none" officeooo:rsid="0015b6a6" officeooo:paragraph-rsid="0015b6a6" style:font-size-asian="14pt" style:font-size-complex="14pt"/>
    </style:style>
    <style:style style:name="P8" style:family="paragraph" style:parent-style-name="Preformatted_20_Text">
      <style:paragraph-properties fo:text-align="start" style:justify-single-word="false"/>
      <style:text-properties fo:font-size="14pt" style:text-underline-style="none" fo:font-weight="bold" officeooo:rsid="0014d7ad" officeooo:paragraph-rsid="001ce50d" style:font-size-asian="14pt" style:font-weight-asian="bold" style:font-size-complex="14pt" style:font-weight-complex="bold"/>
    </style:style>
    <style:style style:name="P9" style:family="paragraph" style:parent-style-name="Preformatted_20_Text">
      <style:paragraph-properties fo:text-align="start" style:justify-single-word="false"/>
      <style:text-properties fo:font-size="14pt" style:text-underline-style="none" fo:font-weight="bold" officeooo:rsid="0024d56d" officeooo:paragraph-rsid="0024d56d" style:font-size-asian="14pt" style:font-weight-asian="bold" style:font-size-complex="14pt" style:font-weight-complex="bold"/>
    </style:style>
    <style:style style:name="P10" style:family="paragraph" style:parent-style-name="Preformatted_20_Text">
      <style:text-properties fo:font-size="11pt" style:text-underline-style="none" officeooo:rsid="0015b6a6" officeooo:paragraph-rsid="0015b6a6" style:font-size-asian="9.60000038146973pt" style:font-size-complex="11pt"/>
    </style:style>
    <style:style style:name="P11" style:family="paragraph" style:parent-style-name="Preformatted_20_Text">
      <style:text-properties fo:font-size="12pt" style:text-underline-style="none" officeooo:rsid="001abace" officeooo:paragraph-rsid="001abace" style:font-size-asian="10.5pt" style:font-size-complex="12pt"/>
    </style:style>
    <style:style style:name="P12" style:family="paragraph" style:parent-style-name="Preformatted_20_Text">
      <style:text-properties fo:font-size="12pt" style:text-underline-style="none" officeooo:rsid="001ad1ab" officeooo:paragraph-rsid="001ad1ab" style:font-size-asian="10.5pt" style:font-size-complex="12pt"/>
    </style:style>
    <style:style style:name="P13" style:family="paragraph" style:parent-style-name="Preformatted_20_Text">
      <style:text-properties fo:font-size="12pt" style:text-underline-style="none" officeooo:rsid="001aedc0" officeooo:paragraph-rsid="001aedc0" style:font-size-asian="10.5pt" style:font-size-complex="12pt"/>
    </style:style>
    <style:style style:name="P14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14d7ad" officeooo:paragraph-rsid="001ce50d" style:font-size-asian="12pt" style:font-weight-asian="normal" style:font-size-complex="12pt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24d56d" officeooo:paragraph-rsid="0024d56d" style:font-size-asian="12pt" style:font-weight-asian="normal" style:font-size-complex="12pt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280720" officeooo:paragraph-rsid="00280720" style:font-size-asian="12pt" style:font-weight-asian="normal" style:font-size-complex="12pt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1ecdbb" officeooo:paragraph-rsid="001ecdbb" style:font-size-asian="10.5pt" style:font-weight-asian="normal" style:font-size-complex="12pt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246097" officeooo:paragraph-rsid="00246097" style:font-size-asian="10.5pt" style:font-weight-asian="normal" style:font-size-complex="12pt" style:font-weight-complex="normal"/>
    </style:style>
    <style:style style:name="P19" style:family="paragraph" style:parent-style-name="Preformatted_20_Text">
      <style:text-properties style:font-name="Liberation Sans" fo:font-size="14pt" style:text-underline-style="none" fo:font-weight="normal" officeooo:rsid="001abace" officeooo:paragraph-rsid="001abace" style:font-size-asian="14pt" style:font-weight-asian="normal" style:font-size-complex="14pt" style:font-weight-complex="normal"/>
    </style:style>
    <style:style style:name="P20" style:family="paragraph" style:parent-style-name="Preformatted_20_Text">
      <style:text-properties style:font-name="Liberation Sans" fo:font-size="14pt" style:text-underline-style="none" fo:font-weight="normal" officeooo:rsid="001ad1ab" officeooo:paragraph-rsid="001ad1ab" style:font-size-asian="14pt" style:font-weight-asian="normal" style:font-size-complex="14pt" style:font-weight-complex="normal"/>
    </style:style>
    <style:style style:name="P21" style:family="paragraph" style:parent-style-name="Preformatted_20_Text">
      <style:paragraph-properties fo:text-align="center" style:justify-single-word="false"/>
      <style:text-properties fo:font-size="20pt" style:text-underline-style="none" fo:font-weight="bold" officeooo:rsid="0014d7ad" officeooo:paragraph-rsid="001ce50d" style:font-size-asian="20pt" style:font-weight-asian="bold" style:font-size-complex="20pt" style:font-weight-complex="bold"/>
    </style:style>
    <style:style style:name="P22" style:family="paragraph" style:parent-style-name="Preformatted_20_Text">
      <style:paragraph-properties fo:text-align="start" style:justify-single-word="false"/>
      <style:text-properties fo:font-size="20pt" style:text-underline-style="none" fo:font-weight="bold" officeooo:rsid="0014d7ad" officeooo:paragraph-rsid="001ce50d" style:font-size-asian="20pt" style:font-weight-asian="bold" style:font-size-complex="20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40pt" officeooo:rsid="002b39b2" officeooo:paragraph-rsid="002b39b2" style:font-size-asian="40pt" style:font-size-complex="40pt"/>
    </style:style>
    <style:style style:name="P24" style:family="paragraph" style:parent-style-name="Preformatted_20_Text">
      <style:paragraph-properties fo:text-align="center" style:justify-single-word="false"/>
      <style:text-properties fo:font-size="40pt" officeooo:rsid="002cfa8d" officeooo:paragraph-rsid="002cfa8d" style:font-size-asian="40pt" style:font-size-complex="40pt"/>
    </style:style>
    <style:style style:name="P25" style:family="paragraph" style:parent-style-name="Preformatted_20_Text">
      <style:text-properties fo:font-size="15pt" officeooo:rsid="000d5b8b" officeooo:paragraph-rsid="0014d7ad" style:font-size-asian="13.1000003814697pt" style:font-size-complex="15pt"/>
    </style:style>
    <style:style style:name="T1" style:family="text">
      <style:text-properties officeooo:rsid="001a1835"/>
    </style:style>
    <style:style style:name="T2" style:family="text"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T3" style:family="text">
      <style:text-properties officeooo:rsid="001ce50d"/>
    </style:style>
    <style:style style:name="T4" style:family="text">
      <style:text-properties officeooo:rsid="0020ffcb"/>
    </style:style>
    <style:style style:name="T5" style:family="text">
      <style:text-properties officeooo:rsid="0024d56d"/>
    </style:style>
    <style:style style:name="T6" style:family="text">
      <style:text-properties officeooo:rsid="0025908b"/>
    </style:style>
    <style:style style:name="T7" style:family="text">
      <style:text-properties officeooo:rsid="00265d1a"/>
    </style:style>
    <style:style style:name="T8" style:family="text">
      <style:text-properties officeooo:rsid="0028aa16"/>
    </style:style>
    <style:style style:name="T9" style:family="text">
      <style:text-properties officeooo:rsid="0028f26b"/>
    </style:style>
    <style:style style:name="T10" style:family="text">
      <style:text-properties officeooo:rsid="002a5f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ISTEMAS CONCURRENTES Y DISTRIBUIDOS.</text:p>
      <text:p text:style-name="P25"/>
      <text:p text:style-name="P23">Práctica 4.</text:p>
      <text:p text:style-name="P24">Sistemas de tiempo real.</text:p>
      <text:p text:style-name="P4"/>
      <text:p text:style-name="P2"/>
      <text:p text:style-name="P2">Pablo Manresa Nebot.<text:tab/>2ºA2</text:p>
      <text:p text:style-name="P1"/>
      <text:p text:style-name="P1">Índice</text:p>
      <text:p text:style-name="P1"/>
      <text:p text:style-name="P5">Ejecutivo1-compr<text:tab/><text:tab/>……………………………………………………………… <text:span text:style-name="T10">1</text:span></text:p>
      <text:p text:style-name="P6">Ejecutivo2<text:tab/><text:tab/><text:tab/>……………………………………………………………… <text:span text:style-name="T10">2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10"/>
      <text:p text:style-name="P21">Ejecutivo1-compr</text:p>
      <text:p text:style-name="P7"/>
      <text:p text:style-name="P7"/>
      <text:p text:style-name="P7">Cada vez que acaba un ciclo secundario, se inform<text:span text:style-name="T1">a</text:span> del retraso del instante final actual respecto al instante final esperado. Si se comprueba que dicho retraso es superior a 20 milisegundos, el programa aborta con un mensaje de error.</text:p>
      <text:p text:style-name="P7"/>
      <text:p text:style-name="P7"/>
      <text:p text:style-name="P11">Para ello, se ha realizado lo siguiente:</text:p>
      <text:p text:style-name="P11"/>
      <text:p text:style-name="P11"><text:s text:c="9"/><text:span text:style-name="T2">fin_sec = steady_clock::now();</text:span></text:p>
      <text:p text:style-name="P19"/>
      <text:p text:style-name="P19"><text:s text:c="9"/>milliseconds_f retraso = fin_sec - ini_sec;</text:p>
      <text:p text:style-name="P19"/>
      <text:p text:style-name="P19"><text:s text:c="9"/>cout &lt;&lt; "RETRASO : " &lt;&lt; retraso.count() &lt;&lt; endl;</text:p>
      <text:p text:style-name="P19"/>
      <text:p text:style-name="P19"/>
      <text:p text:style-name="P19"><text:s text:c="9"/>if(retraso.count() &gt; milliseconds(20).count() ){</text:p>
      <text:p text:style-name="P19"><text:s text:c="11"/>cout &lt;&lt; "\n Abortar programa. Retraso &gt; 20 milisegundos " &lt;&lt; retraso.count() &lt;&lt; "\n";</text:p>
      <text:p text:style-name="P19"><text:s text:c="11"/>exit(EXIT_FAILURE);</text:p>
      <text:p text:style-name="P19"><text:s text:c="9"/>}</text:p>
      <text:p text:style-name="P11"/>
      <text:p text:style-name="P12">Justo después de:</text:p>
      <text:p text:style-name="P12"/>
      <text:p text:style-name="P12"><text:tab/><text:span text:style-name="T2">ini_sec += Ts ;</text:span></text:p>
      <text:p text:style-name="P20"><text:s text:c="5"/>sleep_until( ini_sec );</text:p>
      <text:p text:style-name="P12"/>
      <text:p text:style-name="P13">Para verificar si el retraso producido excede o no los 20 milisegundos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21">Ejecutivo<text:span text:style-name="T3">2</text:span></text:p>
      <text:p text:style-name="P21"/>
      <text:p text:style-name="P22"/>
      <text:p text:style-name="P17">Diseño de planificación de tareas y restricciones que cumplan con lo siguiente:</text:p>
      <text:p text:style-name="P17"/>
      <text:p text:style-name="P17">Tarea <text:tab/>T <text:s text:c="2"/><text:tab/> C</text:p>
      <text:p text:style-name="P17">A<text:tab/> <text:s text:c="3"/><text:span text:style-name="T4">500 <text:s text:c="2"/>100</text:span></text:p>
      <text:p text:style-name="P17">B <text:s text:c="7"/><text:span text:style-name="T4">500 <text:s text:c="2"/>150</text:span></text:p>
      <text:p text:style-name="P17">C <text:s text:c="7"/><text:span text:style-name="T4">1000 <text:s/>200</text:span></text:p>
      <text:p text:style-name="P17">D <text:s text:c="7"/><text:span text:style-name="T4">2000 <text:s/>240</text:span></text:p>
      <text:p text:style-name="P17"/>
      <text:p text:style-name="P17"/>
      <text:p text:style-name="P18">La solución ha sido la siguiente:</text:p>
      <text:p text:style-name="P17"/>
      <text:p text:style-name="P22"/>
      <text:p text:style-name="P14">// <text:s text:c="2"/>Datos de las tareas:</text:p>
      <text:p text:style-name="P14">// <text:s text:c="2"/>------------</text:p>
      <text:p text:style-name="P14">// <text:s text:c="2"/>Ta. <text:s/>T <text:s text:c="3"/>C</text:p>
      <text:p text:style-name="P14">// <text:s text:c="2"/>------------</text:p>
      <text:p text:style-name="P14">// <text:s text:c="2"/>A <text:s/>500 <text:s/>100</text:p>
      <text:p text:style-name="P14">// <text:s text:c="2"/>B <text:s/>500 <text:s/>150</text:p>
      <text:p text:style-name="P14">// <text:s text:c="2"/>C <text:s/>1000 200</text:p>
      <text:p text:style-name="P14">// <text:s text:c="2"/>D <text:s/>2000 240</text:p>
      <text:p text:style-name="P14">// <text:s/>-------------</text:p>
      <text:p text:style-name="P14">//</text:p>
      <text:p text:style-name="P14">// <text:s/>Planificación (con Ts == 500 ms)</text:p>
      <text:p text:style-name="P14">// <text:s/>*---------*----------*---------*--------*</text:p>
      <text:p text:style-name="P14">// <text:s/>| A B C <text:s text:c="2"/>| A B D <text:s text:c="3"/>| A B C <text:s text:c="2"/>| A B <text:s text:c="3"/>|</text:p>
      <text:p text:style-name="P14">// <text:s/>*---------*----------*---------*--------*</text:p>
      <text:p text:style-name="P14"/>
      <text:p text:style-name="P8">→<text:span text:style-name="T5"><text:tab/></text:span> ¿ cual es el mínimo tiempo de espera que queda al final de las</text:p>
      <text:p text:style-name="P8">iteraciones del ciclo secundario con tu solución ?</text:p>
      <text:p text:style-name="P14"/>
      <text:p text:style-name="P15">El mínimo tiempo de espera corresponde al segundo ciclo, que contiene los procesos A B D, que juntos suman 490 ms. , siendo 500 ms. el tiempo máximo. <text:span text:style-name="T6">Por lo tanto, corresponde a una espera de 10 ms. </text:span></text:p>
      <text:p text:style-name="P15"/>
      <text:p text:style-name="P9">→<text:span text:style-name="T7"> </text:span>¿ sería planificable si la tarea D tuviese un tiempo cómputo de 250 ms ?</text:p>
      <text:p text:style-name="P9"/>
      <text:p text:style-name="P16">Sí, porque justo sumaría el ciclo A B D <text:span text:style-name="T8">un total de </text:span>500 ms. siendo la espera de 0 ms. por lo que, <text:span text:style-name="T9">sería planifica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5T18:53:41.775629073</dc:date>
    <meta:editing-duration>PT35M51S</meta:editing-duration>
    <meta:editing-cycles>30</meta:editing-cycles>
    <meta:generator>LibreOffice/6.0.7.3.0$Linux_X86_64 LibreOffice_project/00m0$Build-3</meta:generator>
    <meta:document-statistic meta:table-count="0" meta:image-count="0" meta:object-count="0" meta:page-count="3" meta:paragraph-count="48" meta:word-count="332" meta:character-count="1988" meta:non-whitespace-character-count="1557"/>
  </office:meta>
</office:document-meta>
</file>